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8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40%" draw:textarea-horizontal-align="center" draw:textarea-vertical-align="middle" draw:shadow-opacity="40%"/>
    </style:style>
    <style:style style:name="gr3" style:family="graphic" style:parent-style-name="standard">
      <style:graphic-properties draw:stroke="none" draw:fill="solid" draw:fill-color="#000000" draw:fill-gradient-name="Gradient_20_1" draw:opacity="15%" draw:textarea-horizontal-align="center" draw:textarea-vertical-align="middle" draw:shadow-opacity="15%"/>
    </style:style>
    <style:style style:name="gr4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8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gr9" style:family="graphic" style:parent-style-name="standard">
      <style:graphic-properties draw:stroke="none" svg:stroke-width="0cm" svg:stroke-color="#c0c0c0" draw:marker-start-width="0.2cm" draw:marker-end-width="0.2cm" draw:fill="solid" draw:fill-color="#ffffff" draw:fill-gradient-name="Gradient_20_27" draw:fill-hatch-name="Black_20_0_20_Degrees" draw:opacity-name="Transparency_20_2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7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6cm" svg:stroke-color="#c0c0c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4cm" svg:height="3.94cm" svg:x="0.026cm" svg:y="3.968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39cm" svg:height="3.147cm" draw:transform="rotate (3.1415926535892) translate (3.96600000000044cm 7.90799999999817cm)" svg:viewBox="0 0 3940 3148" svg:d="m3940-15044c0-157-117-791-895-772h-2261c-385 0-784 363-784 748v-2c0 1644 3940 506 3940 2402z">
          <text:p/>
        </draw:path>
        <draw:path draw:style-name="gr3" draw:text-style-name="P1" draw:layer="layout" svg:width="3.939cm" svg:height="3.181cm" svg:x="0.026cm" svg:y="3.968cm" svg:viewBox="0 0 3940 3182" svg:d="m0 772c0-157 117-791 895-772h2261c385 0 784 363 784 748v2434c0-1641-3940-467-3940-2407z">
          <text:p/>
        </draw:path>
        <draw:custom-shape draw:style-name="gr4" draw:text-style-name="P1" draw:layer="layout" svg:width="0.513cm" svg:height="0.514cm" svg:x="1.568cm" svg:y="5.3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13cm" svg:height="0.515cm" svg:x="1.568cm" svg:y="6.19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26cm" svg:height="0.685cm" draw:transform="rotate (-1.57079632679579) translate (2.93680539143014cm 6.02594619261413cm)" svg:viewBox="0 0 1027 686" svg:d="m0-5874c0 686 1027 686 1027 686 0 0-514 0-514-686z">
          <text:p/>
        </draw:path>
        <draw:path draw:style-name="gr6" draw:text-style-name="P1" draw:layer="layout" svg:width="0.683cm" svg:height="1.041cm" draw:transform="skewX (-0.0185004900711364) rotate (-0.0218166156511111) translate (2.93776068772059cm 6.01074336005549cm)" svg:viewBox="0 0 684 1042" svg:d="m0 12419c686-15 684-529 684-529 0 0 3 1027-682 1042z">
          <text:p/>
        </draw:path>
        <draw:path draw:style-name="gr7" draw:text-style-name="P1" draw:layer="layout" svg:width="0.684cm" svg:height="1.026cm" svg:x="2.252cm" svg:y="4.997cm" svg:viewBox="0 0 685 1027" svg:d="m685 1027c-685 0-685-1027-685-1027 0 0 0 513 685 513z">
          <text:p/>
        </draw:path>
        <draw:path draw:style-name="gr7" draw:text-style-name="P1" draw:layer="layout" svg:width="0.678cm" svg:height="0.53cm" draw:transform="skewX (-0.0136135681655532) rotate (3.11523818188409) translate (3.61462415898269cm 5.52857205879618cm)" svg:viewBox="0 0 679 531" svg:d="m679-10349c-685-1-679 17-679 17 0 0-7-531 679-531z">
          <text:p/>
        </draw:path>
        <draw:path draw:style-name="gr8" draw:text-style-name="P1" draw:layer="layout" svg:width="1.026cm" svg:height="1.027cm" draw:transform="rotate (1.5707963267946) translate (0.367718812042693cm 6.02392606162042cm)" svg:viewBox="0 0 1027 1028" svg:d="m0 735c0 1028 514 1028 514 1028 0 0 513 0 513-1028 0 686-513 686-513 0z">
          <text:p/>
        </draw:path>
        <draw:path draw:style-name="gr8" draw:text-style-name="P1" draw:layer="layout" svg:width="1.025cm" svg:height="1.053cm" draw:transform="skewX (-0.0233874119767196) rotate (-0.026354471706296) translate (0.369757346728147cm 5.99717900576349cm)" svg:viewBox="0 0 1026 1054" svg:d="m0 12512c1028-27 1026-541 1026-541 0 0 3 1027-1025 1054z">
          <text:p/>
        </draw:path>
        <draw:custom-shape draw:style-name="gr9" draw:text-style-name="P1" draw:layer="layout" svg:width="4.198cm" svg:height="4.086cm" svg:x="-0.084cm" svg:y="3.97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.94cm" svg:height="3.94cm" svg:x="0.03cm" svg:y="0.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39cm" svg:height="3.147cm" svg:x="0.03cm" svg:y="0.03cm" svg:viewBox="0 0 3940 3148" svg:d="m0 772c0-157 117-791 895-772h2261c385 0 784 363 784 748v-2c0 1644-3940 506-3940 2402z">
          <text:p/>
        </draw:path>
        <draw:path draw:style-name="gr3" draw:text-style-name="P1" draw:layer="layout" svg:width="3.939cm" svg:height="3.184cm" draw:transform="rotate (3.1415926535892) translate (3.97000000000189cm 3.97582451374999cm)" svg:viewBox="0 0 3940 3185" svg:d="m3940-7177c0-157-149-801-926-774l-2230 2c-385 0-784 363-784 748v2434c0-1641 3940-467 3940-2407z">
          <text:p/>
        </draw:path>
        <draw:custom-shape draw:style-name="gr4" draw:text-style-name="P1" draw:layer="layout" svg:width="0.513cm" svg:height="0.514cm" svg:x="1.572cm" svg:y="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13cm" svg:height="0.515cm" svg:x="1.572cm" svg:y="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26cm" svg:height="0.685cm" draw:transform="rotate (-1.57079632679579) translate (2.94080539142999cm 0.885053807385668cm)" svg:viewBox="0 0 1027 686" svg:d="m1027-5882c0 686-1027 686-1027 686 0 0 514 0 514-686z">
          <text:p/>
        </draw:path>
        <draw:path draw:style-name="gr6" draw:text-style-name="P1" draw:layer="layout" svg:width="0.683cm" svg:height="1.041cm" draw:transform="skewX (0.0185004900711364) rotate (-3.11977603794046) translate (3.6255981403755cm 1.91233525364665cm)" svg:viewBox="0 0 684 1042" svg:d="m684-3453c-686-15-684-529-684-529 0 0-3 1027 682 1042z">
          <text:p/>
        </draw:path>
        <draw:path draw:style-name="gr7" draw:text-style-name="P1" draw:layer="layout" svg:width="-0.684cm" svg:height="-1.026cm" svg:x="2.941cm" svg:y="2.941cm" svg:viewBox="0 0 -685 -1027" svg:d="m0-4855c685 0 685-1027 685-1027 0 0 0 513-685 513z">
          <text:p/>
        </draw:path>
        <draw:path draw:style-name="gr7" draw:text-style-name="P1" draw:layer="layout" svg:width="0.678cm" svg:height="0.53cm" draw:transform="skewX (0.0116937059883598) rotate (0.02617993877991) translate (2.93892885993889cm 2.42734492549845cm)" svg:viewBox="0 0 679 531" svg:d="m0 5521c685-1 679 17 679 17 0 0 8-531-678-531z">
          <text:p/>
        </draw:path>
        <draw:path draw:style-name="gr8" draw:text-style-name="P1" draw:layer="layout" svg:width="1.026cm" svg:height="1.027cm" draw:transform="rotate (1.5707963267946) translate (0.371718812042388cm 2.94107393837958cm)" svg:viewBox="0 0 1027 1028" svg:d="m1027 743c0 1028-514 1028-514 1028 0 0-513 0-513-1028 0 686 513 686 513 0z">
          <text:p/>
        </draw:path>
        <draw:path draw:style-name="gr8" draw:text-style-name="P1" draw:layer="layout" svg:width="1.025cm" svg:height="1.053cm" draw:transform="skewX (0.0233874119767196) rotate (-3.11523818188528) translate (1.39940115998322cm 1.9137844336026cm)" svg:viewBox="0 0 1026 1054" svg:d="m1026-3359c-1028-27-1026-541-1026-541 0 0-3 1027 1025 1054z">
          <text:p/>
        </draw:path>
        <draw:custom-shape draw:style-name="gr11" draw:text-style-name="P1" draw:layer="layout" svg:width="3.939cm" svg:height="3.939cm" svg:x="0.031cm" svg:y="0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939cm" svg:height="3.939cm" svg:x="0.031cm" svg:y="4.058cm">
          <text:p/>
          <draw:enhanced-geometry svg:viewBox="0 0 21600 21600" draw:mirror-horizontal="false" draw:mirror-vertical="tru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7" draw:display-name="Gradient 27" draw:style="radial" draw:cx="10%" draw:cy="10%" draw:start-color="#000000" draw:end-color="#ffffff" draw:start-intensity="100%" draw:end-intensity="100%" draw:border="0%"/>
    <draw:gradient draw:name="Gradient_20_28" draw:display-name="Gradient 28" draw:style="radial" draw:cx="10%" draw:cy="90%" draw:start-color="#000000" draw:end-color="#ffffff" draw:start-intensity="100%" draw:end-intensity="100%" draw:border="0%"/>
    <draw:gradient draw:name="Gradient_20_29" draw:display-name="Gradient 29" draw:style="axial" draw:start-color="#808080" draw:end-color="#ffffff" draw:start-intensity="100%" draw:end-intensity="100%" draw:angle="0" draw:border="0%"/>
    <draw:gradient draw:name="Gradient_20_30" draw:display-name="Gradient 30" draw:style="ellipsoid" draw:cx="50%" draw:cy="50%" draw:start-color="#ffffff" draw:end-color="#808080" draw:start-intensity="100%" draw:end-intensity="100%" draw:angle="0" draw:border="0%"/>
    <draw:gradient draw:name="Gradient_20_31" draw:display-name="Gradient 31" draw:style="radial" draw:cx="50%" draw:cy="50%" draw:start-color="#ffffff" draw:end-color="#808080" draw:start-intensity="100%" draw:end-intensity="100%" draw:border="0%"/>
    <draw:gradient draw:name="Gradient_20_32" draw:display-name="Gradient 32" draw:style="radial" draw:cx="50%" draw:cy="50%" draw:start-color="#ffffff" draw:end-color="#4c4c4c" draw:start-intensity="100%" draw:end-intensity="100%" draw:border="0%"/>
    <draw:gradient draw:name="Gradient_20_33" draw:display-name="Gradient 33" draw:style="ellipsoid" draw:cx="50%" draw:cy="50%" draw:start-color="#ffffff" draw:end-color="#4c4c4c" draw:start-intensity="100%" draw:end-intensity="100%" draw:angle="0" draw:border="30%"/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0" draw:border="0%"/>
    <draw:opacity draw:name="Transparency_20_10" draw:display-name="Transparency 10" draw:style="linear" draw:start="100%" draw:end="20%" draw:angle="1800" draw:border="15%"/>
    <draw:opacity draw:name="Transparency_20_11" draw:display-name="Transparency 11" draw:style="linear" draw:start="100%" draw:end="30%" draw:angle="1800" draw:border="15%"/>
    <draw:opacity draw:name="Transparency_20_12" draw:display-name="Transparency 12" draw:style="linear" draw:start="100%" draw:end="40%" draw:angle="1800" draw:border="15%"/>
    <draw:opacity draw:name="Transparency_20_13" draw:display-name="Transparency 13" draw:style="linear" draw:start="100%" draw:end="40%" draw:angle="1800" draw:border="25%"/>
    <draw:opacity draw:name="Transparency_20_14" draw:display-name="Transparency 14" draw:style="linear" draw:start="100%" draw:end="40%" draw:angle="1800" draw:border="40%"/>
    <draw:opacity draw:name="Transparency_20_15" draw:display-name="Transparency 15" draw:style="linear" draw:start="100%" draw:end="50%" draw:angle="1800" draw:border="40%"/>
    <draw:opacity draw:name="Transparency_20_16" draw:display-name="Transparency 16" draw:style="linear" draw:start="100%" draw:end="30%" draw:angle="1800" draw:border="40%"/>
    <draw:opacity draw:name="Transparency_20_17" draw:display-name="Transparency 17" draw:style="linear" draw:start="100%" draw:end="60%" draw:angle="1800" draw:border="40%"/>
    <draw:opacity draw:name="Transparency_20_18" draw:display-name="Transparency 18" draw:style="linear" draw:start="0%" draw:end="100%" draw:angle="1800" draw:border="20%"/>
    <draw:opacity draw:name="Transparency_20_19" draw:display-name="Transparency 19" draw:style="linear" draw:start="0%" draw:end="100%" draw:angle="1800" draw:border="0%"/>
    <draw:opacity draw:name="Transparency_20_2" draw:display-name="Transparency 2" draw:style="linear" draw:start="0%" draw:end="100%" draw:angle="0" draw:border="0%"/>
    <draw:opacity draw:name="Transparency_20_20" draw:display-name="Transparency 20" draw:style="linear" draw:start="0%" draw:end="100%" draw:angle="1800" draw:border="10%"/>
    <draw:opacity draw:name="Transparency_20_21" draw:display-name="Transparency 21" draw:style="linear" draw:start="100%" draw:end="70%" draw:angle="1800" draw:border="30%"/>
    <draw:opacity draw:name="Transparency_20_3" draw:display-name="Transparency 3" draw:style="linear" draw:start="0%" draw:end="100%" draw:angle="0" draw:border="50%"/>
    <draw:opacity draw:name="Transparency_20_4" draw:display-name="Transparency 4" draw:style="linear" draw:start="100%" draw:end="0%" draw:angle="1800" draw:border="40%"/>
    <draw:opacity draw:name="Transparency_20_5" draw:display-name="Transparency 5" draw:style="linear" draw:start="80%" draw:end="0%" draw:angle="1800" draw:border="15%"/>
    <draw:opacity draw:name="Transparency_20_6" draw:display-name="Transparency 6" draw:style="linear" draw:start="0%" draw:end="80%" draw:angle="1800" draw:border="15%"/>
    <draw:opacity draw:name="Transparency_20_7" draw:display-name="Transparency 7" draw:style="linear" draw:start="80%" draw:end="0%" draw:angle="1800" draw:border="40%"/>
    <draw:opacity draw:name="Transparency_20_8" draw:display-name="Transparency 8" draw:style="linear" draw:start="50%" draw:end="0%" draw:angle="1800" draw:border="40%"/>
    <draw:opacity draw:name="Transparency_20_9" draw:display-name="Transparency 9" draw:style="linear" draw:start="100%" draw:end="20%" draw:angle="1800" draw:border="4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cm" fo:margin-bottom="0.03cm" fo:margin-left="0.03cm" fo:margin-right="0.03cm" fo:page-width="4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5T14:17:23</dc:date>
    <dc:creator>Adrien-INRIA </dc:creator>
    <meta:editing-duration>PT01H45M19S</meta:editing-duration>
    <meta:editing-cycles>8</meta:editing-cycles>
    <meta:generator>OpenOffice.org/3.2$Linux OpenOffice.org_project/320m12$Build-9483</meta:generator>
    <meta:document-statistic meta:object-count="25"/>
  </office:meta>
</office:document-meta>
</file>